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cedc" officeooo:paragraph-rsid="0011cedc"/>
    </style:style>
    <style:style style:name="P2" style:family="paragraph" style:parent-style-name="Standard">
      <style:text-properties officeooo:rsid="0013528c" officeooo:paragraph-rsid="0013528c"/>
    </style:style>
    <style:style style:name="P3" style:family="paragraph" style:parent-style-name="Standard">
      <style:text-properties officeooo:rsid="0013dab5" officeooo:paragraph-rsid="0013dab5"/>
    </style:style>
    <style:style style:name="P4" style:family="paragraph" style:parent-style-name="Standard">
      <style:text-properties officeooo:rsid="0013dab5" officeooo:paragraph-rsid="001581b8"/>
    </style:style>
    <style:style style:name="P5" style:family="paragraph" style:parent-style-name="Standard">
      <style:text-properties officeooo:rsid="0014884f" officeooo:paragraph-rsid="0014884f"/>
    </style:style>
    <style:style style:name="P6" style:family="paragraph" style:parent-style-name="Standard">
      <style:text-properties officeooo:rsid="001581b8" officeooo:paragraph-rsid="001581b8"/>
    </style:style>
    <style:style style:name="T1" style:family="text">
      <style:text-properties officeooo:rsid="001488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rinciples</text:p>
      <text:p text:style-name="P1"/>
      <text:p text:style-name="P1"/>
      <text:p text:style-name="P1"/>
      <text:p text:style-name="P1"/>
      <text:p text:style-name="P1"/>
      <text:p text:style-name="P1"/>
      <text:p text:style-name="P1">Erim Emmanuel Otioh</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EVERYBODY IS SUCCESSFUL</text:p>
      <text:p text:style-name="P2"/>
      <text:p text:style-name="P2">Success is not universal, it is personal.</text:p>
      <text:p text:style-name="P2"/>
      <text:p text:style-name="P2">I still hold my stand that everybody is successful because success is the achievement of one’s aim or goal.</text:p>
      <text:p text:style-name="P2"/>
      <text:p text:style-name="P2">If your dream is to become the best and richest farmer in your community and you work towards this, you will eventually reach your dream some day and once that happens it becomes success for you.</text:p>
      <text:p text:style-name="P2"/>
      <text:p text:style-name="P3">However, bear in mind that while you aim to be the best in your community another man is aiming to be the best in the country and if he eventually becomes both of the dreamers are successful.</text:p>
      <text:p text:style-name="P3"/>
      <text:p text:style-name="P3">We can now deduce that the difference between one man’s success and the other is the size of their dreams so everybody is successful but the ones with bigger dreams have bigger success.</text:p>
      <text:p text:style-name="P3"/>
      <text:p text:style-name="P3">If you ask any successful person what they regret most in their life, it will always be the feelings that they did not dream big enough, haven achieve<text:span text:style-name="T1">d</text:span> their dreams which ones appeared to them as either to<text:span text:style-name="T1">o</text:span> difficult or impossible, <text:span text:style-name="T1">they always feel they would have made that dream bigger.</text:span></text:p>
      <text:p text:style-name="P3"/>
      <text:p text:style-name="P5">Everybody is successful but size of dream distinguishes some.</text:p>
      <text:p text:style-name="P5"/>
      <text:p text:style-name="P4">Dare to dream big!!!</text:p>
      <text:p text:style-name="P4"/>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1:06:36.884774585</meta:creation-date>
    <dc:date>2023-01-19T18:06:05.647796811</dc:date>
    <meta:editing-duration>PT2H26M50S</meta:editing-duration>
    <meta:editing-cycles>4</meta:editing-cycles>
    <meta:generator>LibreOffice/7.3.2.2$Linux_X86_64 LibreOffice_project/30$Build-2</meta:generator>
    <meta:document-statistic meta:table-count="0" meta:image-count="0" meta:object-count="0" meta:page-count="2" meta:paragraph-count="11" meta:word-count="204" meta:character-count="1144" meta:non-whitespace-character-count="951"/>
  </office:meta>
</office:document-meta>
</file>